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2EF0000039611972D16FD04512B.eps" manifest:media-type="image/x-eps"/>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Heading3" style:list-style-name="Thesis_5f_numbering">
      <style:text-properties officeooo:paragraph-rsid="0040c7ee"/>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Heading2" style:list-style-name="Thesis_5f_numbering">
      <style:text-properties officeooo:paragraph-rsid="0040c7ee"/>
    </style:style>
    <style:style style:name="P6" style:family="paragraph" style:parent-style-name="Thesis_5f_Heading1" style:list-style-name="Thesis_5f_numbering" style:master-page-name="Thesis_5f_bodyPage">
      <style:paragraph-properties style:page-number="auto"/>
      <style:text-properties officeooo:paragraph-rsid="0040c7ee"/>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style:style>
    <style:style style:name="T2" style:family="text">
      <style:text-properties fo:background-color="#ffff00" loext:char-shading-value="0"/>
    </style:style>
    <style:style style:name="T3" style:family="text">
      <style:text-properties fo:language="ru" fo:country="RU" style:language-asian="zh" style:country-asian="CN" style:language-complex="hi" style:country-complex="IN"/>
    </style:style>
    <style:style style:name="T4" style:family="text">
      <style:text-properties fo:language="ru" fo:country="RU" fo:background-color="#ffff00" loext:char-shading-value="0" style:language-asian="zh" style:country-asian="CN" style:language-complex="hi" style:country-complex="IN"/>
    </style:style>
    <style:style style:name="T5" style:family="text">
      <style:text-properties fo:font-style="italic" style:font-style-asian="italic" style:font-style-complex="italic"/>
    </style:style>
    <style:style style:name="T6" style:family="text">
      <style:text-properties officeooo:rsid="00b6b898"/>
    </style:style>
    <style:style style:name="T7" style:family="text">
      <style:text-properties officeooo:rsid="00ba7a3b"/>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34cm, 0cm, 11.381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677305521" text:style-name="Thesis_5f_numbering">
        <text:list-item>
          <text:p text:style-name="P6">Район на изследването</text:p>
          <text:list>
            <text:list-item>
              <text:p text:style-name="P5"><text:bookmark-start text:name="__RefNumPara__30043_1854458412"/>Обща характеристика на Бургаския залив<text:bookmark-end text:name="__RefNumPara__30043_1854458412"/></text:p>
              <text:list>
                <text:list-item>
                  <text:p text:style-name="P1">Геоморфология на крайбрежната зона</text:p>
                </text:list-item>
              </text:list>
            </text:list-item>
          </text:list>
        </text:list-item>
      </text:list>
      <text:p text:style-name="P4">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text:p>
      <text:p text:style-name="P4">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4">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text:soft-page-break/>плитките части на южната и западната част на залива седиментите са представени от глинесто-алевритови морски тини.</text:p>
      <text:p text:style-name="P4">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05226129138327" text:continue-numbering="true" text:style-name="Thesis_5f_numbering">
        <text:list-item>
          <text:list>
            <text:list-item>
              <text:list>
                <text:list-item>
                  <text:p text:style-name="P1">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16.002cm" draw:z-index="0"><draw:text-box fo:min-height="10.546cm"><text:p text:style-name="Thesis_5f_caption"><draw:frame draw:style-name="fr3"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soft-page-break/></text:p>
      <text:p text:style-name="P4">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508cm" svg:y="1cm" svg:width="14.986cm" draw:z-index="2"><draw:text-box fo:min-height="11.079cm"><text:p text:style-name="Thesis_5f_caption"><draw:frame draw:style-name="fr4"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6">през периода на изследване </text:span>(mm). Данни от <text:span text:style-name="T7">климатична </text:span>станция Бургас (LBBG) (http://en.tutiempo.net/climate/ws-156550.html)</text:p></draw:text-box></draw:frame><text:soft-page-break/></text:p>
      <text:p text:style-name="P4"/>
      <text:p text:style-name="P4"/>
      <text:p text:style-name="P4"/>
      <text:p text:style-name="P2">Преобладаващи ветрове</text:p>
      <text:p text:style-name="P4">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P4">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text:p>
      <text:p text:style-name="P4"><draw:frame draw:style-name="fr1" draw:name="Frame3" text:anchor-type="paragraph" svg:width="16.002cm" draw:z-index="4"><draw:text-box fo:min-height="5.8cm"><text:p text:style-name="Thesis_5f_caption"><draw:frame draw:style-name="fr5" draw:name="Image3" text:anchor-type="paragraph" svg:width="16.708cm" style:rel-width="104%" svg:height="6.382cm" style:rel-height="scale" draw:z-index="5"><draw:image xlink:href="Pictures/20000002000002EF0000039611972D16FD04512B.eps" xlink:type="simple" xlink:show="embed" xlink:actuate="onLoad"/></draw:frame>Фиг. <text:sequence text:ref-name="refФиг.2" text:name="Фиг." text:formula="ooow:Фиг.+1" style:num-format="1">3</text:sequence>. <office:annotation office:name="__Annotation__39977_3755329591"><dc:creator>K</dc:creator><dc:date>2017-04-25T15:23:26.321811511</dc:date><loext:sender-initials>K</loext:sender-initials><text:p text:style-name="P7"><text:span text:style-name="T8">махни сивия фон!</text:span></text:p></office:annotation>Роза на ветровете<office:annotation-end office:name="__Annotation__39977_3755329591"/> в климатична станция Бургас (LBBG), 2012-2014 г. (данни: Weather Underground).</text:p></draw:text-box></draw:frame><text:soft-page-break/></text:p>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4">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P4">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text:soft-page-break/>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1">ФИГ?)</text:span>.</text:p>
      <text:p text:style-name="P4">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P4"/>
      <text:p text:style-name="P2">Температура и соленост на морската вода</text:p>
      <text:p text:style-name="P4">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2">РЕФ-ФИГ?)</text:span>. Вертикалният водообмен между тези зони е ограничен, което води до ниски концентрации на кислород във водните маси под пикноклина.</text:p>
      <text:p text:style-name="P4">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4">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text:soft-page-break/>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P4">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P4">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05226922676270" text:continue-numbering="true" text:style-name="Thesis_5f_numbering">
        <text:list-item>
          <text:list>
            <text:list-item>
              <text:list>
                <text:list-item>
                  <text:p text:style-name="P1">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Кислород</text:p>
      <text:p text:style-name="P2">Биогени</text:p>
      <text:p text:style-name="P2">Суспендирана материя</text:p>
      <text:p text:style-name="P2"/>
      <text:list xml:id="list105227589191532" text:continue-numbering="true" text:style-name="Thesis_5f_numbering">
        <text:list-item>
          <text:list>
            <text:list-item>
              <text:p text:style-name="P5">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list xml:id="list105226423362119" text:continue-numbering="true" text:style-name="Thesis_5f_numbering">
        <text:list-item>
          <text:list>
            <text:list-item>
              <text:list>
                <text:list-item>
                  <text:p text:style-name="P1">Физически загуби (Д ..)</text:p>
                </text:list-item>
              </text:list>
            </text:list-item>
          </text:list>
        </text:list-item>
      </text:list>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text:soft-page-break/>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3">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4">реф)</text:span><text:span text:style-name="T3">.</text:span></text:p>
      <text:list xml:id="list105225718908905" text:continue-numbering="true" text:style-name="Thesis_5f_numbering">
        <text:list-item>
          <text:list>
            <text:list-item>
              <text:list>
                <text:list-item>
                  <text:p text:style-name="P1">Нарушения на хидрологичните процеси (Д … )</text:p>
                </text:list-item>
              </text:list>
            </text:list-item>
          </text:list>
        </text:list-item>
      </text:list>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list xml:id="list105225550112430" text:continue-numbering="true" text:style-name="Thesis_5f_numbering">
        <text:list-item>
          <text:list>
            <text:list-item>
              <text:list>
                <text:list-item>
                  <text:p text:style-name="P1">Замърсяване с опасни вещества (Д ...) </text:p>
                </text:list-item>
              </text:list>
            </text:list-item>
          </text:list>
        </text:list-item>
      </text:list>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list xml:id="list105227577516165" text:continue-numbering="true" text:style-name="Thesis_5f_numbering">
        <text:list-item>
          <text:list>
            <text:list-item>
              <text:list>
                <text:list-item>
                  <text:p text:style-name="P1">Химическо замърсяване на Черно море...</text:p>
                </text:list-item>
              </text:list>
            </text:list-item>
          </text:list>
        </text:list-item>
      </text:list>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list xml:id="list105226789347194" text:continue-numbering="true" text:style-name="Thesis_5f_numbering">
        <text:list-item>
          <text:list>
            <text:list-item>
              <text:list>
                <text:list-item>
                  <text:p text:style-name="P1">Замърсители в морски организми — тежки метали в миди, риби, …?</text:p>
                </text:list-item>
                <text:list-item>
                  <text:p text:style-name="P1">Обогатяване с биогенни и органични вещества (еутрофикация) - Д…</text:p>
                </text:list-item>
              </text:list>
            </text:list-item>
          </text:list>
        </text:list-item>
      </text:list>
      <text:p text:style-name="P4"><text:span text:style-name="T3">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text:span><text:soft-page-break/><text:span text:style-name="T3">измервания на водните количества. Приносът на дифузните източници и степента на дифузно замърсяване съответно са трудни за определяне. </text:span><text:span text:style-name="T4">доклади БД...?</text:span></text:p>
      <text:list xml:id="list105227294155762" text:continue-numbering="true" text:style-name="Thesis_5f_numbering">
        <text:list-item>
          <text:list>
            <text:list-item>
              <text:list>
                <text:list-item>
                  <text:p text:style-name="P1">Инвазивни видове (Д ...)</text:p>
                </text:list-item>
              </text:list>
            </text:list-item>
          </text:list>
        </text:list-item>
      </text:list>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5">Rapana venosa</text:span>, а върху пелагичните - ктенофората <text:span text:style-name="T5">Mnemiopsis leidyi</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22S</meta:editing-duration>
    <meta:editing-cycles>2</meta:editing-cycles>
    <meta:generator>LibreOffice/5.3.2.2$Linux_X86_64 LibreOffice_project/6cd4f1ef626f15116896b1d8e1398b56da0d0ee1</meta:generator>
    <meta:initial-creator>K</meta:initial-creator>
    <dc:date>2017-04-26T10:52:25.344725254</dc:date>
    <dc:creator>K</dc:creator>
    <meta:document-statistic meta:table-count="0" meta:image-count="3" meta:object-count="0" meta:page-count="9" meta:paragraph-count="61" meta:word-count="2474" meta:character-count="17387" meta:non-whitespace-character-count="14942"/>
    <meta:template xlink:type="simple" xlink:actuate="onRequest" xlink:title="thesis_styles" xlink:href="../../thesis_working/styles_templates/thesis_styles.ott" meta:date="2017-04-26T10:52:02.644600793"/>
  </office:meta>
</office:document-meta>
</file>